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06e1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08ccf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09e85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6e1e4" officeooo:paragraph-rsid="000f24e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9e854" officeooo:paragraph-rsid="0009e85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09e854" officeooo:paragraph-rsid="000f24e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6e1e4" officeooo:paragraph-rsid="0006e1e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06e1e4" officeooo:paragraph-rsid="0008ccf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06e1e4" officeooo:paragraph-rsid="0009e85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06e1e4" officeooo:paragraph-rsid="000f24e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08ccf4" officeooo:paragraph-rsid="0008ccf4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weight="normal" officeooo:rsid="0008ccf4" officeooo:paragraph-rsid="0008ccf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08ccf4" officeooo:paragraph-rsid="000907c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officeooo:rsid="0009e854" officeooo:paragraph-rsid="0009e854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weight="normal" officeooo:rsid="0009e854" officeooo:paragraph-rsid="0009e85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normal" officeooo:rsid="000f24ee" officeooo:paragraph-rsid="000f24e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cf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ccf4" style:font-weight-asian="bold" style:font-weight-complex="bold"/>
    </style:style>
    <style:style style:name="T5" style:family="text">
      <style:text-properties fo:font-weight="bold" officeooo:rsid="000907c4" style:font-weight-asian="bold" style:font-weight-complex="bold"/>
    </style:style>
    <style:style style:name="T6" style:family="text">
      <style:text-properties fo:font-weight="bold" officeooo:rsid="000c5eaf" style:font-weight-asian="bold" style:font-weight-complex="bold"/>
    </style:style>
    <style:style style:name="T7" style:family="text">
      <style:text-properties officeooo:rsid="0008ccf4"/>
    </style:style>
    <style:style style:name="T8" style:family="text">
      <style:text-properties officeooo:rsid="000907c4"/>
    </style:style>
    <style:style style:name="T9" style:family="text">
      <style:text-properties officeooo:rsid="0009e854"/>
    </style:style>
    <style:style style:name="T10" style:family="text">
      <style:text-properties officeooo:rsid="000c5eaf"/>
    </style:style>
    <style:style style:name="T11" style:family="text">
      <style:text-properties officeooo:rsid="000f24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2 – Clase 1: For Loop</text:p>
      <text:p text:style-name="P1"/>
      <text:p text:style-name="P1">Frame 1</text:p>
      <text:p text:style-name="P1">Objetivo: <text:span text:style-name="T1">Presentación del For Loop</text:span></text:p>
      <text:p text:style-name="P1">Speach:</text:p>
      <text:p text:style-name="P8">Python cuenta con dos enfoques para recorrer secuencias de datos, una de estas es el <text:span text:style-name="T7">bloque de código</text:span> <text:span text:style-name="T3">for</text:span> <text:span text:style-name="T3">loop. </text:span><text:span text:style-name="T7">Un bloque de código en Python es un conjunto de instrucciones que realizan un trabajo específico.</text:span></text:p>
      <text:p text:style-name="P8"><text:span text:style-name="T3"/></text:p>
      <text:p text:style-name="P13">Estos <text:span text:style-name="T3">conjuntos</text:span> <text:span text:style-name="T3">de</text:span> <text:span text:style-name="T3">instrucciones</text:span> en Python se caracterizan, <text:span text:style-name="T8">por tener emepzar con una instrucción a cierta distancia al inicio de la línea mientras que las demás instrucciones se encuentran por lo menos <text:s/>a la distancia de un tabulador del inicio de la línea con respecto a la instrucción inicial. La ausencia de instrucciones o las instrucciones que vuelvan a estar a la misma distancia de la instrucción inicial o inferior al inicio de la linea, indicaran el cierre del </text:span><text:span text:style-name="T5">conjunto de instrucciones.</text:span></text:p>
      <text:p text:style-name="P8"><text:span text:style-name="T3"/></text:p>
      <text:p text:style-name="P2">Frame <text:span text:style-name="T7">2</text:span></text:p>
      <text:p text:style-name="P2">Objetivo: <text:span text:style-name="T1">For Loop </text:span><text:span text:style-name="T2">nomenclatura</text:span></text:p>
      <text:p text:style-name="P2"><text:span text:style-name="T3">Speach:</text:span></text:p>
      <text:p text:style-name="P8">La nomenclatura de este enfoque consiste de la palabra reservada <text:span text:style-name="T3">for </text:span>seguida por el nombre del <text:span text:style-name="T3">iterador</text:span>, el cual elige el programador, luego se encuentra la palabra reservada de Python <text:span text:style-name="T3">in,</text:span> seguida con los <text:span text:style-name="T3">datos</text:span> en <text:span text:style-name="T3">secuencia</text:span> que se van a recorrer, representado por los tres puntos seguidos, <text:s/>y por último, tenes los <text:span text:style-name="T3">:</text:span></text:p>
      <text:p text:style-name="P7"/>
      <text:p text:style-name="P7">for x in …:</text:p>
      <text:p text:style-name="P7"><text:tab/>expresión</text:p>
      <text:p text:style-name="P7"/>
      <text:p text:style-name="P7">Todo lo anterior en una línea o es una instrucción en Python, una instrucción en Python es cada una de las líneas que programamos. Después del <text:span text:style-name="T3">for</text:span> <text:span text:style-name="T3">loop </text:span>vendría<text:span text:style-name="T7">n</text:span> las expresiones de lo que queremos realizar con los datos que alimentan al <text:span text:style-name="T3">for</text:span> <text:span text:style-name="T3">loop</text:span>. <text:span text:style-name="T7">En Python si o si se necesita que almenos el </text:span><text:span text:style-name="T4">for</text:span><text:span text:style-name="T7"> </text:span><text:span text:style-name="T4">loop</text:span><text:span text:style-name="T7"> contenga una expresión dentro de su cuerpo.</text:span></text:p>
      <text:p text:style-name="P7"/>
      <text:p text:style-name="P7">Para indicarle a Python cuales instrucciones están dentro del <text:s/><text:span text:style-name="T3">for</text:span> <text:span text:style-name="T3">loop, </text:span>se debe aplicar cierta sangría a las expresiones que están por debajo del <text:span text:style-name="T3">for</text:span> <text:span text:style-name="T3">loop</text:span>, la cual consiste en poner un tabular de distancia entre el inicio de la línea con la instrucción.</text:p>
      <text:p text:style-name="P7"/>
      <text:p text:style-name="P1">Frame 2</text:p>
      <text:p text:style-name="P1">Objetivo: <text:span text:style-name="T1">For Loop y datos estructurados</text:span></text:p>
      <text:p text:style-name="P1"><text:span text:style-name="T3">Speach:</text:span></text:p>
      <text:p text:style-name="P7">Los diferentes tipos de datos estructurados antes presentados son un ejemplo de secuencias de datos, es decir, que estos se pueden recorrer con la metodología <text:span text:style-name="T3">for</text:span> <text:span text:style-name="T3">loop</text:span>, como podemos ver en los siguientes diferentes ejemplos.</text:p>
      <text:p text:style-name="P7"/>
      <text:p text:style-name="P1">Frame 3</text:p>
      <text:p text:style-name="P1">Objetivo: <text:span text:style-name="T1">For Loop diccionarios</text:span></text:p>
      <text:p text:style-name="P1">Speach:</text:p>
      <text:p text:style-name="P7">En el caso de los diccionarios se recorre por defectos los campos de las palabras claves, en el caso que se quiera recorrer los campos de los valores, basta con adicionar <text:span text:style-name="T3">.values()</text:span> al lado derecho del diccionario. En el caso de querer recorrer ambos campos se debe adicionar .<text:span text:style-name="T3">items()</text:span>, como se muestra otra vez en los ejemplos.</text:p>
      <text:p text:style-name="P7"/>
      <text:p text:style-name="P7"/>
      <text:p text:style-name="P7"><text:soft-page-break/><text:span text:style-name="T3">Frame</text:span> <text:span text:style-name="T3">4</text:span>:</text:p>
      <text:p text:style-name="P7"><text:span text:style-name="T3">Objectivo</text:span>: For Loop indexación</text:p>
      <text:p text:style-name="P1">Speach:</text:p>
      <text:p text:style-name="P8">Como se menciono en la parte de los datos estructurados, solo las tuplas y listas permiten que se realicen indexaciones sobre ellas. </text:p>
      <text:p text:style-name="P8"/>
      <text:p text:style-name="P8"><text:span text:style-name="T7">Esta propiedad de las tuplas y las listas se puede combinar con el </text:span><text:span text:style-name="T4">for loop</text:span><text:span text:style-name="T7">, en el caso de solo querer iterar sobre cierto conjunto de datos de las tuplas y las listas.</text:span></text:p>
      <text:p text:style-name="P8"/>
      <text:p text:style-name="P8"><text:span text:style-name="T3">Frame</text:span> <text:span text:style-name="T4">5</text:span>:</text:p>
      <text:p text:style-name="P8"><text:span text:style-name="T3">Objectivo</text:span>: <text:span text:style-name="T7">declaraciones pass, continue, break dentro del </text:span>For Loop </text:p>
      <text:p text:style-name="P2">Speach:</text:p>
      <text:p text:style-name="P11">Existen tres palabras reservadas de Python, es decir, comando internos de Python que se pueden usar para controlar la ejecución de las instrucciones dentro de un <text:span text:style-name="T3">for loop.</text:span></text:p>
      <text:list xml:id="list1550364353" text:style-name="L1">
        <text:list-item>
          <text:p text:style-name="P12">Empezando con la palabra reservada <text:span text:style-name="T3">pass </text:span>esta instrucción básicamente no hace nada, solo independientemente donde se ponga, todas las instrucciones dentro del <text:span text:style-name="T3">for loop </text:span>se van a ejecutar. Este comando se puede usar para definir un <text:span text:style-name="T3">for</text:span> <text:span text:style-name="T3">loop </text:span>que no realizada nada.</text:p>
        </text:list-item>
        <text:list-item>
          <text:p text:style-name="P12">Luego tenemos a <text:span text:style-name="T3">continue </text:span>esta instrucción produce que se salten las siguientes instrucciones del <text:span text:style-name="T3">for loop </text:span>y se proceda a iterar al siguiente elemento del arreglo secuencial.</text:p>
        </text:list-item>
        <text:list-item>
          <text:p text:style-name="P12">Por último, se encuentra el <text:span text:style-name="T3">break </text:span>que le indica al <text:span text:style-name="T3">for loop </text:span>que finalice su iteracción, aun si no se ha recorrido todos los elementos del arreglo secuencial.</text:p>
        </text:list-item>
      </text:list>
      <text:p text:style-name="P11"/>
      <text:p text:style-name="P8"><text:span text:style-name="T3">Frame</text:span> <text:span text:style-name="T6">6</text:span>:</text:p>
      <text:p text:style-name="P8"><text:span text:style-name="T3">Objectivo</text:span>: <text:span text:style-name="T7">bloque de código else con </text:span>For Loop </text:p>
      <text:p text:style-name="P2">Speach:</text:p>
      <text:p text:style-name="P14">El bloque de códigos <text:span text:style-name="T3">for Loop </text:span>se puede combinar con el bloque de <text:span text:style-name="T3">código</text:span> <text:span text:style-name="T3">else</text:span>, por si se quiere realizar una trabajo extra cuando finalice el <text:span text:style-name="T3">for loop, </text:span>debido a que este bloque de código siempre se ejecutara cuando finalice el <text:span text:style-name="T3">for Loop. </text:span></text:p>
      <text:p text:style-name="P14"><text:span text:style-name="T3"/></text:p>
      <text:p text:style-name="P14">Solo cuando se ejecute un <text:span text:style-name="T3">break </text:span>dentro del <text:span text:style-name="T3">for</text:span> <text:span text:style-name="T3">loop </text:span>no se ejecutara el <text:span text:style-name="T3">else.</text:span></text:p>
      <text:p text:style-name="P14"><text:span text:style-name="T3"/></text:p>
      <text:p text:style-name="P5">Frame <text:span text:style-name="T10">7</text:span>:</text:p>
      <text:p text:style-name="P9"><text:span text:style-name="T3">Objectivo</text:span>: <text:span text:style-name="T9">range y for loop</text:span></text:p>
      <text:p text:style-name="P3">Speach:</text:p>
      <text:p text:style-name="P14">Python cuenta con una función llamada <text:span text:style-name="T3">range</text:span>, la cual recibe como argumento tres números enteros, siendo 2 opcionales.</text:p>
      <text:list xml:id="list3752639029" text:style-name="L2">
        <text:list-item>
          <text:p text:style-name="P15">Cuando solo pasamos un número entero la función <text:span text:style-name="T3">range </text:span>devuelve una secuencia de números enteros, empezando desde el cero e iterando en uno en uno hasta abarcar la cantidad números indicados.</text:p>
        </text:list-item>
        <text:list-item>
          <text:p text:style-name="P15">Cuando la función <text:span text:style-name="T3">range </text:span>recibe<text:span text:style-name="T3"> dos</text:span> números enteros, obtendremos una secuencia de números enteros, empezando desde el número entero que se paso como <text:span text:style-name="T3">primer</text:span> <text:span text:style-name="T3">argumento</text:span> a la función <text:span text:style-name="T3">range</text:span> e iterando en uno en uno hasta tener tantos números como indica el <text:span text:style-name="T3">segundo</text:span> <text:span text:style-name="T3">argumento</text:span> pasado a la función <text:span text:style-name="T3">range</text:span></text:p>
        </text:list-item>
        <text:list-item>
          <text:p text:style-name="P15">Cuando pasamos tres argumentos a la función <text:span text:style-name="T3">range</text:span>, le estaremos indicando con el <text:span text:style-name="T3">primer</text:span> <text:span text:style-name="T3">argumento </text:span>cual es el número con que inicia la secuencia, mientras con el <text:span text:style-name="T3">segundo</text:span> <text:span text:style-name="T3">argumento</text:span> le indicamos cuantos números debe tener la secuencia y con el <text:span text:style-name="T3">tercer</text:span> <text:span text:style-name="T3">argumento</text:span> lo usamos para señalar el tamaño de paso entre los números.</text:p>
        </text:list-item>
      </text:list>
      <text:p text:style-name="P6"/>
      <text:p text:style-name="P6"/>
      <text:p text:style-name="P6"><text:soft-page-break/>Frame <text:span text:style-name="T11">8</text:span>:</text:p>
      <text:p text:style-name="P10"><text:span text:style-name="T3">Objectivo</text:span>: <text:span text:style-name="T11">Anidado</text:span></text:p>
      <text:p text:style-name="P4">Speach:</text:p>
      <text:p text:style-name="P16">Por último vale mencionar que el <text:span text:style-name="T3">for</text:span> <text:span text:style-name="T3">loop </text:span>en Python soportan el anidado, es decir, un <text:span text:style-name="T3">for</text:span> <text:span text:style-name="T3">loop </text:span>puede ir después de otro, pero se tiene que tener cuidado con el uso de esta propiedad, ya que varios <text:span text:style-name="T3">for</text:span> <text:span text:style-name="T3">loops</text:span> anidados pueden producir que nuestro código se relentice o consuma demasiada ram debido a que Python es un código poco efici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31:37.715598320</meta:creation-date>
    <dc:date>2024-03-08T18:15:42.304870836</dc:date>
    <meta:editing-duration>PT59M4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50" meta:word-count="912" meta:character-count="5308" meta:non-whitespace-character-count="4443"/>
  </office:meta>
</office:document-meta>
</file>